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36in" style:rel-column-width="7277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H" style:display-name="TABLA_ITEM_STOCK.H" style:family="table-column">
      <style:table-column-properties style:column-width="1.1271in" style:rel-column-width="7299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H1" style:display-name="TABLA_ITEM_STOCK.H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28453" officeooo:paragraph-rsid="00228453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a555a" style:font-name-asian="Arial" style:font-size-asian="9pt" style:font-name-complex="Arial" style:font-size-complex="9pt"/>
    </style:style>
    <style:style style:name="T5" style:family="text">
      <style:text-properties style:font-name="Arial" fo:font-weight="bold" style:font-name-asian="Arial" style:font-weight-asian="bold" style:font-name-complex="Arial" style:font-weight-complex="bold"/>
    </style:style>
    <style:style style:name="T6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3"/>
      <text:p text:style-name="P5"/>
      <text:p text:style-name="P6"/>
      <text:p text:style-name="P7">Teatro Nacional Cervantes</text:p>
      <text:p text:style-name="P7">Listado de ingreso a stock</text:p>
      <text:p text:style-name="P4"/>
      <text:p text:style-name="P11">
        <text:span text:style-name="T5">Fecha</text:span>
        <text:span text:style-name="T7">: 06/01/2015 00:00</text:span>
      </text:p>
      <text:p text:style-name="P12"/>
      <text:p text:style-name="P12">
        <text:span text:style-name="T6">Deposito</text:span>
        <text:span text:style-name="T5">:</text:span>
        <text:span text:style-name="T7"> </text:span>
        <text:span text:style-name="T8">Suministro</text:span>
      </text:p>
      <text:p text:style-name="P2"/>
      <text:p text:style-name="P10">Bienes de consumo</text:p>
      <text:p text:style-name="P8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A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A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6">Tipo documento</text:p>
          </table:table-cell>
          <table:table-cell table:style-name="TABLA_5f_ITEM_5f_STOCK.A1" office:value-type="string">
            <text:p text:style-name="P15">Doc ppal</text:p>
          </table:table-cell>
          <table:table-cell table:style-name="TABLA_5f_ITEM_5f_STOCK.A1" office:value-type="string">
            <text:p text:style-name="P15">Recepcion</text:p>
          </table:table-cell>
          <table:table-cell table:style-name="TABLA_5f_ITEM_5f_STOCK.A1" office:value-type="string">
            <text:p text:style-name="P15">codigo</text:p>
          </table:table-cell>
          <table:table-cell table:style-name="TABLA_5f_ITEM_5f_STOCK.A1" office:value-type="string">
            <text:p text:style-name="P15">Nombre</text:p>
          </table:table-cell>
          <table:table-cell table:style-name="TABLA_5f_ITEM_5f_STOCK.A1" office:value-type="string">
            <text:p text:style-name="P15">Cantidad</text:p>
          </table:table-cell>
          <table:table-cell table:style-name="TABLA_5f_ITEM_5f_STOCK.A1" office:value-type="string">
            <text:p text:style-name="P15">Costo</text:p>
          </table:table-cell>
          <table:table-cell table:style-name="TABLA_5f_ITEM_5f_STOCK.H1" office:value-type="string">
            <text:p text:style-name="P15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4">orden de compra</text:p>
          </table:table-cell>
          <table:table-cell table:style-name="TABLA_5f_ITEM_5f_STOCK.A2" office:value-type="string">
            <text:p text:style-name="P13">222-2222</text:p>
          </table:table-cell>
          <table:table-cell table:style-name="TABLA_5f_ITEM_5f_STOCK.A2" office:value-type="string">
            <text:p text:style-name="P13">37</text:p>
          </table:table-cell>
          <table:table-cell table:style-name="TABLA_5f_ITEM_5f_STOCK.A2" office:value-type="string">
            <text:p text:style-name="P13">1111</text:p>
          </table:table-cell>
          <table:table-cell table:style-name="TABLA_5f_ITEM_5f_STOCK.A2" office:value-type="string">
            <text:p text:style-name="P13">mouse optico</text:p>
          </table:table-cell>
          <table:table-cell table:style-name="TABLA_5f_ITEM_5f_STOCK.A2" office:value-type="string">
            <text:p text:style-name="P13">12</text:p>
          </table:table-cell>
          <table:table-cell table:style-name="TABLA_5f_ITEM_5f_STOCK.A2" office:value-type="string">
            <text:p text:style-name="P13">34.0</text:p>
          </table:table-cell>
          <table:table-cell table:style-name="TABLA_5f_ITEM_5f_STOCK.H2" office:value-type="string">
            <text:p text:style-name="P13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4">orden de compra</text:p>
          </table:table-cell>
          <table:table-cell table:style-name="TABLA_5f_ITEM_5f_STOCK.A2" office:value-type="string">
            <text:p text:style-name="P13">222-2222</text:p>
          </table:table-cell>
          <table:table-cell table:style-name="TABLA_5f_ITEM_5f_STOCK.A2" office:value-type="string">
            <text:p text:style-name="P13">37</text:p>
          </table:table-cell>
          <table:table-cell table:style-name="TABLA_5f_ITEM_5f_STOCK.A2" office:value-type="string">
            <text:p text:style-name="P13">4444</text:p>
          </table:table-cell>
          <table:table-cell table:style-name="TABLA_5f_ITEM_5f_STOCK.A2" office:value-type="string">
            <text:p text:style-name="P13">indebleble negro</text:p>
          </table:table-cell>
          <table:table-cell table:style-name="TABLA_5f_ITEM_5f_STOCK.A2" office:value-type="string">
            <text:p text:style-name="P13">12</text:p>
          </table:table-cell>
          <table:table-cell table:style-name="TABLA_5f_ITEM_5f_STOCK.A2" office:value-type="string">
            <text:p text:style-name="P13">45.0</text:p>
          </table:table-cell>
          <table:table-cell table:style-name="TABLA_5f_ITEM_5f_STOCK.H2" office:value-type="string">
            <text:p text:style-name="P13">540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7764in" svg:height="0.6909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5:49:43.890668699</dc:date>
    <meta:generator>LibreOffice/4.2.7.2$Linux_x86 LibreOffice_project/420m0$Build-2</meta:generator>
    <meta:editing-duration>PT1M26S</meta:editing-duration>
    <meta:editing-cycles>12</meta:editing-cycles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